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111in"/>
    </style:style>
    <style:style style:name="co6" style:family="table-column">
      <style:table-column-properties fo:break-before="auto" style:column-width="1.3193in"/>
    </style:style>
    <style:style style:name="co7" style:family="table-column">
      <style:table-column-properties fo:break-before="auto" style:column-width="1.3335in"/>
    </style:style>
    <style:style style:name="co8" style:family="table-column">
      <style:table-column-properties fo:break-before="auto" style:column-width="1.4862in"/>
    </style:style>
    <style:style style:name="co9" style:family="table-column">
      <style:table-column-properties fo:break-before="auto" style:column-width="1.30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2" style:family="table" style:master-page-name="PageStyle_5f_Folha2">
      <style:table-properties table:display="true" style:writing-mode="lr-tb"/>
    </style:style>
    <style:style style:name="ta3" style:family="table" style:master-page-name="PageStyle_5f_Folha3">
      <style:table-properties table:display="true" style:writing-mode="lr-tb"/>
    </style:style>
    <style:style style:name="ta4" style:family="table" style:master-page-name="PageStyle_5f_Folha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style:rotation-align="none"/>
    </style:style>
    <style:style style:name="ce3" style:family="table-cell" style:parent-style-name="Default" style:data-style-name="N133">
      <style:table-cell-properties style:rotation-align="none"/>
    </style:style>
    <style:style style:name="ce4" style:family="table-cell" style:parent-style-name="Default" style:data-style-name="N125">
      <style:table-cell-properties style:rotation-align="none"/>
    </style:style>
    <style:style style:name="ce5" style:family="table-cell" style:parent-style-name="Default" style:data-style-name="N2">
      <style:table-cell-properties style:rotation-align="none"/>
    </style:style>
    <style:style style:name="ce6" style:family="table-cell" style:parent-style-name="Default" style:data-style-name="N2">
      <style:table-cell-properties style:rotation-align="none"/>
      <style:text-properties style:font-name="Calibri" style:font-name-asian="Droid Sans Fallback" style:font-name-complex="Calibri"/>
    </style:style>
    <style:style style:name="ce7" style:family="table-cell" style:parent-style-name="Default" style:data-style-name="N126">
      <style:table-cell-properties style:rotation-align="none"/>
    </style:style>
    <style:style style:name="ce8" style:family="table-cell" style:parent-style-name="Default">
      <style:table-cell-properties fo:background-color="#ff9900"/>
    </style:style>
    <style:style style:name="ce9" style:family="table-cell" style:parent-style-name="Default">
      <style:table-cell-properties fo:background-color="#00cc33"/>
    </style:style>
    <style:style style:name="ce10" style:family="table-cell" style:parent-style-name="Default">
      <style:table-cell-properties fo:background-color="#ff6666"/>
    </style:style>
    <style:style style:name="ce11" style:family="table-cell" style:parent-style-name="Default">
      <style:table-cell-properties fo:background-color="#0066ff"/>
    </style:style>
    <style:style style:name="ce12" style:family="table-cell" style:parent-style-name="Default">
      <style:table-cell-properties fo:background-color="#ff420e"/>
    </style:style>
    <style:style style:name="ce13" style:family="table-cell" style:parent-style-name="Default">
      <style:table-cell-properties fo:background-color="#aecf00"/>
    </style:style>
    <style:style style:name="ce14" style:family="table-cell" style:parent-style-name="Default">
      <style:table-cell-properties fo:background-color="#99ffcc"/>
    </style:style>
    <style:style style:name="ce15" style:family="table-cell" style:parent-style-name="Default">
      <style:table-cell-properties fo:background-color="#00cc33"/>
      <style:text-properties style:font-name="Calibri" style:font-name-asian="Droid Sans Fallback" style:font-name-complex="Calibri"/>
    </style:style>
    <style:style style:name="ce16" style:family="table-cell" style:parent-style-name="Default">
      <style:table-cell-properties fo:background-color="#ff6666"/>
      <style:text-properties style:font-name="Calibri" style:font-name-asian="Droid Sans Fallback" style:font-name-complex="Calibri"/>
    </style:style>
    <style:style style:name="ce17" style:family="table-cell" style:parent-style-name="Default">
      <style:table-cell-properties fo:background-color="#0066ff"/>
      <style:text-properties style:font-name="Calibri" style:font-name-asian="Droid Sans Fallback" style:font-name-complex="Calibri"/>
    </style:style>
    <style:style style:name="ce18" style:family="table-cell" style:parent-style-name="Default">
      <style:table-cell-properties fo:background-color="#ff420e"/>
      <style:text-properties style:font-name="Calibri" style:font-name-asian="Droid Sans Fallback" style:font-name-complex="Calibri"/>
    </style:style>
    <style:style style:name="ce19" style:family="table-cell" style:parent-style-name="Default">
      <style:table-cell-properties fo:background-color="#aecf00"/>
      <style:text-properties style:font-name="Calibri" style:font-name-asian="Droid Sans Fallback" style:font-name-complex="Calibri"/>
    </style:style>
    <style:style style:name="ce20" style:family="table-cell" style:parent-style-name="Default">
      <style:table-cell-properties fo:background-color="#99ffcc"/>
      <style:text-properties style:font-name="Calibri" style:font-name-asian="Droid Sans Fallback" style:font-name-complex="Calibri"/>
    </style:style>
    <style:style style:name="ce21" style:family="table-cell" style:parent-style-name="Default">
      <style:table-cell-properties fo:background-color="#ff9900"/>
      <style:text-properties style:font-name="Calibri" style:font-name-asian="Droid Sans Fallback" style:font-name-complex="Calibri"/>
    </style:style>
    <style:style style:name="ce22" style:family="table-cell" style:parent-style-name="Default">
      <style:text-properties style:font-name="Calibri"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lha1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" table:number-columns-repeated="1005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ico</text:p>
          </table:table-cell>
          <table:table-cell office:value-type="string" calcext:value-type="string">
            <text:p>Centroide (canal)</text:p>
          </table:table-cell>
          <table:table-cell table:style-name="ce1" office:value-type="string" calcext:value-type="string">
            <text:p>σ centro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A sinal</text:p>
          </table:table-cell>
          <table:table-cell office:value-type="string" calcext:value-type="string">
            <text:p>σ A sinal</text:p>
          </table:table-cell>
          <table:table-cell office:value-type="string" calcext:value-type="string">
            <text:p>E(Mev)</text:p>
          </table:table-cell>
          <table:table-cell office:value-type="string" calcext:value-type="string">
            <text:p>σ E (Mev)</text:p>
          </table:table-cell>
          <table:table-cell office:value-type="string" calcext:value-type="string">
            <text:p>FWHM(Mev)</text:p>
          </table:table-cell>
          <table:table-cell office:value-type="string" calcext:value-type="string">
            <text:p>σ FWHM (Mev)</text:p>
          </table:table-cell>
          <table:table-cell office:value-type="string" calcext:value-type="string">
            <text:p>Prob tot (%)</text:p>
          </table:table-cell>
          <table:table-cell office:value-type="string" calcext:value-type="string">
            <text:p><text:s/>σ Prob tot(%)</text:p>
          </table:table-cell>
          <table:table-cell office:value-type="string" calcext:value-type="string">
            <text:p>Prob rel (%)</text:p>
          </table:table-cell>
          <table:table-cell office:value-type="string" calcext:value-type="string">
            <text:p><text:s/>σ Prob rel (%)</text:p>
          </table:table-cell>
          <table:table-cell office:value-type="string" calcext:value-type="string">
            <text:p>R (%)</text:p>
          </table:table-cell>
          <table:table-cell office:value-type="string" calcext:value-type="string">
            <text:p>σ R (%)</text:p>
          </table:table-cell>
          <table:table-cell table:number-columns-repeated="3"/>
          <table:table-cell office:value-type="string" calcext:value-type="string">
            <text:p>E(MeV)</text:p>
          </table:table-cell>
          <table:table-cell office:value-type="string" calcext:value-type="string">
            <text:p>Desvio(σ)</text:p>
          </table:table-cell>
          <table:table-cell office:value-type="string" calcext:value-type="string">
            <text:p>Desvio(%)</text:p>
          </table:table-cell>
          <table:table-cell office:value-type="string" calcext:value-type="string">
            <text:p>Prob(%)</text:p>
          </table:table-cell>
          <table:table-cell table:style-name="ce22" office:value-type="string" calcext:value-type="string">
            <text:p>Desvio(σ)</text:p>
          </table:table-cell>
          <table:table-cell table:style-name="ce22" office:value-type="string" calcext:value-type="string">
            <text:p>Desvio(%)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18.34" calcext:value-type="float">
            <text:p>418.34</text:p>
          </table:table-cell>
          <table:table-cell table:formula="of:=[.E5]/(2.355*SQRT([.F5]))" office:value-type="float" office:value="0.104051361623199" calcext:value-type="float">
            <text:p>0.1040513616</text:p>
          </table:table-cell>
          <table:table-cell office:value-type="float" office:value="8.76" calcext:value-type="float">
            <text:p>8.76</text:p>
          </table:table-cell>
          <table:table-cell office:value-type="float" office:value="1278" calcext:value-type="float">
            <text:p>1278</text:p>
          </table:table-cell>
          <table:table-cell office:value-type="float" office:value="96" calcext:value-type="float">
            <text:p>96</text:p>
          </table:table-cell>
          <table:table-cell table:formula="of:=[.$D$16]*[.C5]+[.$D$17]" office:value-type="float" office:value="5.408038894708" calcext:value-type="float">
            <text:p>5.4080388947</text:p>
          </table:table-cell>
          <table:table-cell table:style-name="ce3" table:formula="of:=SQRT([.C5]^2*[.$D$18]^2+[.$D$19]^2+[.D5]^2*[.$D$16]^2)" office:value-type="float" office:value="0.000253394825054751" calcext:value-type="float">
            <text:p>0.00025</text:p>
          </table:table-cell>
          <table:table-cell table:formula="of:=[.$D$16]*[.E5]" office:value-type="float" office:value="0.016301976312" calcext:value-type="float">
            <text:p>0.0163019763</text:p>
          </table:table-cell>
          <table:table-cell table:formula="of:=[.$D$18]*[.E5]" office:value-type="float" office:value="0.000000953964" calcext:value-type="float">
            <text:p>0.000000954</text:p>
          </table:table-cell>
          <table:table-cell table:style-name="ce5" table:formula="of:=[.F5]/[.$C$13]*100" office:value-type="float" office:value="1.13070328328629" calcext:value-type="float">
            <text:p>1.13</text:p>
          </table:table-cell>
          <table:table-cell table:style-name="ce6" table:formula="of:=SQRT([.G5]^2/[.$C$13]^2+([.F5]/[.$C$13]^2)^2*[.$D$13]^2)*100" office:value-type="float" office:value="0.0850443189601787" calcext:value-type="float">
            <text:p>0.09</text:p>
          </table:table-cell>
          <table:table-cell table:style-name="ce7" table:formula="of:=[.F5]/([.$F$5]+[.$F$6]+[.$F$7]+[.$F$9])*100" office:value-type="float" office:value="1.34982414262931" calcext:value-type="float">
            <text:p>1.350</text:p>
          </table:table-cell>
          <table:table-cell table:style-name="ce7" table:formula="of:=SQRT([.G5]^2/[.$C$13]^2+([.F5]/[.$C$13]^2)^2*[.$D$13]^2)*100" office:value-type="float" office:value="0.0850443189601787" calcext:value-type="float">
            <text:p>0.085</text:p>
          </table:table-cell>
          <table:table-cell table:style-name="ce7" table:formula="of:=[.J5]/[.H5]*100" office:value-type="float" office:value="0.301439701699486" calcext:value-type="float">
            <text:p>0.301</text:p>
          </table:table-cell>
          <table:table-cell table:formula="of:=SQRT([.K5]^2/[.H5]^2+([.J5]/[.H5]^2)^2*[.I5]^2)*100" office:value-type="float" office:value="0.0000225975314012605" calcext:value-type="float">
            <text:p>2.25975314012605E-005</text:p>
          </table:table-cell>
          <table:table-cell/>
          <table:table-cell table:style-name="ce8" office:value-type="string" calcext:value-type="string">
            <text:p>238Pu</text:p>
          </table:table-cell>
          <table:table-cell table:style-name="ce8" office:value-type="string" calcext:value-type="string">
            <text:p>Pico 1</text:p>
          </table:table-cell>
          <table:table-cell table:style-name="ce8" office:value-type="float" office:value="5.3577" calcext:value-type="float">
            <text:p>5.3577</text:p>
          </table:table-cell>
          <table:table-cell table:style-name="ce8" table:formula="of:=ABS([.U5]-[.H5])/[.I5]" office:value-type="float" office:value="198.657942983336" calcext:value-type="float">
            <text:p>198.6579429833</text:p>
          </table:table-cell>
          <table:table-cell table:style-name="ce21" table:formula="of:=ABS([.U5]-[.H5])/[.H5]*100" office:value-type="float" office:value="0.930816062681391" calcext:value-type="float">
            <text:p>0.9308160627</text:p>
          </table:table-cell>
          <table:table-cell table:style-name="ce8" table:number-columns-repeated="3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48.68" calcext:value-type="float">
            <text:p>448.68</text:p>
          </table:table-cell>
          <table:table-cell table:formula="of:=[.E6]/(2.355*SQRT([.F6]))" office:value-type="float" office:value="0.0378404398288207" calcext:value-type="float">
            <text:p>0.0378404398</text:p>
          </table:table-cell>
          <table:table-cell office:value-type="float" office:value="8.39" calcext:value-type="float">
            <text:p>8.39</text:p>
          </table:table-cell>
          <table:table-cell office:value-type="float" office:value="8864" calcext:value-type="float">
            <text:p>8864</text:p>
          </table:table-cell>
          <table:table-cell office:value-type="float" office:value="247" calcext:value-type="float">
            <text:p>247</text:p>
          </table:table-cell>
          <table:table-cell table:formula="of:=[.$D$16]*[.C6]+[.$D$17]" office:value-type="float" office:value="5.464500305816" calcext:value-type="float">
            <text:p>5.4645003058</text:p>
          </table:table-cell>
          <table:table-cell table:style-name="ce3" table:formula="of:=SQRT([.C6]^2*[.$D$18]^2+[.$D$19]^2+[.D6]^2*[.$D$16]^2)" office:value-type="float" office:value="0.000178844253538442" calcext:value-type="float">
            <text:p>0.00018</text:p>
          </table:table-cell>
          <table:table-cell table:formula="of:=[.$D$16]*[.E6]" office:value-type="float" office:value="0.015613422518" calcext:value-type="float">
            <text:p>0.0156134225</text:p>
          </table:table-cell>
          <table:table-cell table:formula="of:=[.$D$18]*[.E6]" office:value-type="float" office:value="0.000000913671" calcext:value-type="float">
            <text:p>9.13671E-007</text:p>
          </table:table-cell>
          <table:table-cell table:style-name="ce5" table:formula="of:=[.F6]/[.$C$13]*100" office:value-type="float" office:value="7.84237394604829" calcext:value-type="float">
            <text:p>7.84</text:p>
          </table:table-cell>
          <table:table-cell table:style-name="ce6" table:formula="of:=SQRT([.G6]^2/[.$C$13]^2+([.F6]/[.$C$13]^2)^2*[.$D$13]^2)*100" office:value-type="float" office:value="0.220559132161692" calcext:value-type="float">
            <text:p>0.22</text:p>
          </table:table-cell>
          <table:table-cell table:style-name="ce7" table:formula="of:=[.F6]/([.$F$5]+[.$F$6]+[.$F$7]+[.$F$9])*100" office:value-type="float" office:value="9.36216056358855" calcext:value-type="float">
            <text:p>9.362</text:p>
          </table:table-cell>
          <table:table-cell table:style-name="ce7" table:formula="of:=SQRT([.G6]^2/[.$C$13]^2+([.F6]/[.$C$13]^2)^2*[.$D$13]^2)*100" office:value-type="float" office:value="0.220559132161692" calcext:value-type="float">
            <text:p>0.221</text:p>
          </table:table-cell>
          <table:table-cell table:style-name="ce7" table:formula="of:=[.J6]/[.H6]*100" office:value-type="float" office:value="0.285724616052858" calcext:value-type="float">
            <text:p>0.286</text:p>
          </table:table-cell>
          <table:table-cell table:formula="of:=SQRT([.K6]^2/[.H6]^2+([.J6]/[.H6]^2)^2*[.I6]^2)*100" office:value-type="float" office:value="0.0000191574868212679" calcext:value-type="float">
            <text:p>1.91574868212679E-005</text:p>
          </table:table-cell>
          <table:table-cell/>
          <table:table-cell table:style-name="ce8"/>
          <table:table-cell table:style-name="ce8" office:value-type="string" calcext:value-type="string">
            <text:p>Pico 2</text:p>
          </table:table-cell>
          <table:table-cell table:style-name="ce8" office:value-type="float" office:value="5.456" calcext:value-type="float">
            <text:p>5.456</text:p>
          </table:table-cell>
          <table:table-cell table:style-name="ce8" table:formula="of:=ABS([.U6]-[.H6])/[.I6]" office:value-type="float" office:value="47.5290966738983" calcext:value-type="float">
            <text:p>47.5290966739</text:p>
          </table:table-cell>
          <table:table-cell table:style-name="ce21" table:formula="of:=ABS([.U6]-[.H6])/[.H6]*100" office:value-type="float" office:value="0.155555043284612" calcext:value-type="float">
            <text:p>0.1555550433</text:p>
          </table:table-cell>
          <table:table-cell table:style-name="ce8" office:value-type="float" office:value="28" calcext:value-type="float">
            <text:p>28</text:p>
          </table:table-cell>
          <table:table-cell table:style-name="ce8" table:formula="of:=ABS([.X6]-[.L6])/[.M6]" office:value-type="float" office:value="91.3932960126727" calcext:value-type="float">
            <text:p>91.3932960127</text:p>
          </table:table-cell>
          <table:table-cell table:style-name="ce8" table:formula="of:=ABS([.X6]-[.L6])/[.L6]" office:value-type="float" office:value="2.57034747292419" calcext:value-type="float">
            <text:p>2.5703474729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72.76" calcext:value-type="float">
            <text:p>472.76</text:p>
          </table:table-cell>
          <table:table-cell table:formula="of:=[.E7]/(2.355*SQRT([.F7]))" office:value-type="float" office:value="0.014401506486324" calcext:value-type="float">
            <text:p>0.0144015065</text:p>
          </table:table-cell>
          <table:table-cell office:value-type="float" office:value="9.85" calcext:value-type="float">
            <text:p>9.85</text:p>
          </table:table-cell>
          <table:table-cell office:value-type="float" office:value="84348" calcext:value-type="float">
            <text:p>84348</text:p>
          </table:table-cell>
          <table:table-cell office:value-type="float" office:value="378" calcext:value-type="float">
            <text:p>378</text:p>
          </table:table-cell>
          <table:table-cell table:formula="of:=[.$D$16]*[.C7]+[.$D$17]" office:value-type="float" office:value="5.509312131112" calcext:value-type="float">
            <text:p>5.5093121311</text:p>
          </table:table-cell>
          <table:table-cell table:style-name="ce3" table:formula="of:=SQRT([.C7]^2*[.$D$18]^2+[.$D$19]^2+[.D7]^2*[.$D$16]^2)" office:value-type="float" office:value="0.000167355254138463" calcext:value-type="float">
            <text:p>0.00017</text:p>
          </table:table-cell>
          <table:table-cell table:formula="of:=[.$D$16]*[.E7]" office:value-type="float" office:value="0.01833041857" calcext:value-type="float">
            <text:p>0.0183304186</text:p>
          </table:table-cell>
          <table:table-cell table:formula="of:=[.$D$18]*[.E7]" office:value-type="float" office:value="0.000001072665" calcext:value-type="float">
            <text:p>1.072665E-006</text:p>
          </table:table-cell>
          <table:table-cell table:style-name="ce5" table:formula="of:=[.F7]/[.$C$13]*100" office:value-type="float" office:value="74.6264166968954" calcext:value-type="float">
            <text:p>74.63</text:p>
          </table:table-cell>
          <table:table-cell table:style-name="ce6" table:formula="of:=SQRT([.G7]^2/[.$C$13]^2+([.F7]/[.$C$13]^2)^2*[.$D$13]^2)*100" office:value-type="float" office:value="0.438691097305857" calcext:value-type="float">
            <text:p>0.44</text:p>
          </table:table-cell>
          <table:table-cell table:style-name="ce7" table:formula="of:=[.F7]/([.$F$5]+[.$F$6]+[.$F$7]+[.$F$9])*100" office:value-type="float" office:value="89.0883934135342" calcext:value-type="float">
            <text:p>89.088</text:p>
          </table:table-cell>
          <table:table-cell table:style-name="ce7" table:formula="of:=SQRT([.G7]^2/[.$C$13]^2+([.F7]/[.$C$13]^2)^2*[.$D$13]^2)*100" office:value-type="float" office:value="0.438691097305857" calcext:value-type="float">
            <text:p>0.439</text:p>
          </table:table-cell>
          <table:table-cell table:style-name="ce7" table:formula="of:=[.J7]/[.H7]*100" office:value-type="float" office:value="0.332717009560687" calcext:value-type="float">
            <text:p>0.333</text:p>
          </table:table-cell>
          <table:table-cell table:formula="of:=SQRT([.K7]^2/[.H7]^2+([.J7]/[.H7]^2)^2*[.I7]^2)*100" office:value-type="float" office:value="0.0000219369830217263" calcext:value-type="float">
            <text:p>0.000021937</text:p>
          </table:table-cell>
          <table:table-cell/>
          <table:table-cell table:style-name="ce8"/>
          <table:table-cell table:style-name="ce8" office:value-type="string" calcext:value-type="string">
            <text:p>Pico 3</text:p>
          </table:table-cell>
          <table:table-cell table:style-name="ce8" office:value-type="float" office:value="5.499" calcext:value-type="float">
            <text:p>5.499</text:p>
          </table:table-cell>
          <table:table-cell table:style-name="ce8" table:formula="of:=ABS([.U7]-[.H7])/[.I7]" office:value-type="float" office:value="61.6182095093852" calcext:value-type="float">
            <text:p>61.6182095094</text:p>
          </table:table-cell>
          <table:table-cell table:style-name="ce21" table:formula="of:=ABS([.U7]-[.H7])/[.H7]*100" office:value-type="float" office:value="0.187176381852935" calcext:value-type="float">
            <text:p>0.1871763819</text:p>
          </table:table-cell>
          <table:table-cell table:style-name="ce8" office:value-type="float" office:value="72" calcext:value-type="float">
            <text:p>72</text:p>
          </table:table-cell>
          <table:table-cell table:style-name="ce8" table:formula="of:=ABS([.X7]-[.L7])/[.M7]" office:value-type="float" office:value="5.9869386751295" calcext:value-type="float">
            <text:p>5.9869386751</text:p>
          </table:table-cell>
          <table:table-cell table:style-name="ce8" table:formula="of:=ABS([.X7]-[.L7])/[.L7]" office:value-type="float" office:value="0.0351941954758856" calcext:value-type="float">
            <text:p>0.0351941955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table:number-columns-repeated="4"/>
          <table:table-cell table:formula="of:=[.$D$16]*[.C8]+[.$D$17]" office:value-type="float" office:value="5.541395016" calcext:value-type="float">
            <text:p>5.541395016</text:p>
          </table:table-cell>
          <table:table-cell table:style-name="ce4"/>
          <table:table-cell table:number-columns-repeated="2"/>
          <table:table-cell table:style-name="ce5"/>
          <table:table-cell table:style-name="ce6"/>
          <table:table-cell table:style-name="ce7" table:number-columns-repeated="3"/>
          <table:table-cell table:number-columns-repeated="2"/>
          <table:table-cell table:style-name="ce9" office:value-type="string" calcext:value-type="string">
            <text:p>241Am</text:p>
          </table:table-cell>
          <table:table-cell table:style-name="ce9" office:value-type="string" calcext:value-type="string">
            <text:p>Pico1</text:p>
          </table:table-cell>
          <table:table-cell table:style-name="ce9" office:value-type="float" office:value="5.416" calcext:value-type="float">
            <text:p>5.416</text:p>
          </table:table-cell>
          <table:table-cell table:style-name="ce15" table:formula="of:=ABS([.U8]-[.H5])/[.I5]" office:value-type="float" office:value="31.4177895711983" calcext:value-type="float">
            <text:p>31.4177895712</text:p>
          </table:table-cell>
          <table:table-cell table:style-name="ce15" table:formula="of:=ABS([.U8]-[.H5])/[.H5]*100" office:value-type="float" office:value="0.147208728468855" calcext:value-type="float">
            <text:p>0.1472087285</text:p>
          </table:table-cell>
          <table:table-cell table:style-name="ce9" table:number-columns-repeated="3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505.67" calcext:value-type="float">
            <text:p>505.67</text:p>
          </table:table-cell>
          <table:table-cell table:formula="of:=[.E9]/(2.355*SQRT([.F9]))" office:value-type="float" office:value="0.15845120692295" calcext:value-type="float">
            <text:p>0.1584512069</text:p>
          </table:table-cell>
          <table:table-cell office:value-type="float" office:value="5.13" calcext:value-type="float">
            <text:p>5.13</text:p>
          </table:table-cell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[.$D$16]*[.C9]+[.$D$17]" office:value-type="float" office:value="5.570556199654" calcext:value-type="float">
            <text:p>5.5705561997</text:p>
          </table:table-cell>
          <table:table-cell table:style-name="ce3" table:formula="of:=SQRT([.C9]^2*[.$D$18]^2+[.$D$19]^2+[.D9]^2*[.$D$16]^2)" office:value-type="float" office:value="0.000338555964653599" calcext:value-type="float">
            <text:p>0.00034</text:p>
          </table:table-cell>
          <table:table-cell table:formula="of:=[.$D$16]*[.E9]" office:value-type="float" office:value="0.009546705306" calcext:value-type="float">
            <text:p>0.0095467053</text:p>
          </table:table-cell>
          <table:table-cell table:formula="of:=[.$D$18]*[.E9]" office:value-type="float" office:value="0.000000558657" calcext:value-type="float">
            <text:p>5.58657E-007</text:p>
          </table:table-cell>
          <table:table-cell table:style-name="ce5" table:formula="of:=[.F9]/[.$C$13]*100" office:value-type="float" office:value="0.167216682739522" calcext:value-type="float">
            <text:p>0.17</text:p>
          </table:table-cell>
          <table:table-cell table:style-name="ce6" table:formula="of:=SQRT([.G9]^2/[.$C$13]^2+([.F9]/[.$C$13]^2)^2*[.$D$13]^2)*100" office:value-type="float" office:value="0.0318571491163571" calcext:value-type="float">
            <text:p>0.03</text:p>
          </table:table-cell>
          <table:table-cell table:style-name="ce7" table:formula="of:=[.F9]/([.$F$5]+[.$F$6]+[.$F$7]+[.$F$9])*100" office:value-type="float" office:value="0.199621880247996" calcext:value-type="float">
            <text:p>0.200</text:p>
          </table:table-cell>
          <table:table-cell table:style-name="ce7" table:formula="of:=SQRT([.G9]^2/[.$C$13]^2+([.F9]/[.$C$13]^2)^2*[.$D$13]^2)*100" office:value-type="float" office:value="0.0318571491163571" calcext:value-type="float">
            <text:p>0.032</text:p>
          </table:table-cell>
          <table:table-cell table:style-name="ce7" table:formula="of:=[.J9]/[.H9]*100" office:value-type="float" office:value="0.171377955159899" calcext:value-type="float">
            <text:p>0.171</text:p>
          </table:table-cell>
          <table:table-cell table:formula="of:=SQRT([.K9]^2/[.H9]^2+([.J9]/[.H9]^2)^2*[.I9]^2)*100" office:value-type="float" office:value="0.0000144589688332444" calcext:value-type="float">
            <text:p>0.000014459</text:p>
          </table:table-cell>
          <table:table-cell/>
          <table:table-cell table:style-name="ce9"/>
          <table:table-cell table:style-name="ce9" office:value-type="string" calcext:value-type="string">
            <text:p>Pico2</text:p>
          </table:table-cell>
          <table:table-cell table:style-name="ce9" office:value-type="float" office:value="5.443" calcext:value-type="float">
            <text:p>5.443</text:p>
          </table:table-cell>
          <table:table-cell table:style-name="ce15" table:formula="of:=ABS([.U9]-[.H6])/[.I6]" office:value-type="float" office:value="120.218041064312" calcext:value-type="float">
            <text:p>120.2180410643</text:p>
          </table:table-cell>
          <table:table-cell table:style-name="ce15" table:formula="of:=ABS([.U9]-[.H6])/[.H6]*100" office:value-type="float" office:value="0.39345419732372" calcext:value-type="float">
            <text:p>0.3934541973</text:p>
          </table:table-cell>
          <table:table-cell table:style-name="ce9" office:value-type="float" office:value="13" calcext:value-type="float">
            <text:p>13</text:p>
          </table:table-cell>
          <table:table-cell table:style-name="ce15" table:formula="of:=ABS([.X9]-[.L6])/[.M6]" office:value-type="float" office:value="23.384323303243" calcext:value-type="float">
            <text:p>23.3843233032</text:p>
          </table:table-cell>
          <table:table-cell table:style-name="ce15" table:formula="of:=ABS([.X9]-[.L6])/[.L6]" office:value-type="float" office:value="0.657661326714801" calcext:value-type="float">
            <text:p>0.6576613267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/>
          <table:table-cell table:style-name="ce9" office:value-type="string" calcext:value-type="string">
            <text:p>Pico3</text:p>
          </table:table-cell>
          <table:table-cell table:style-name="ce9" office:value-type="float" office:value="5.486" calcext:value-type="float">
            <text:p>5.486</text:p>
          </table:table-cell>
          <table:table-cell table:style-name="ce15" table:formula="of:=ABS([.U10]-[.H7])/[.I7]" office:value-type="float" office:value="139.297276515218" calcext:value-type="float">
            <text:p>139.2972765152</text:p>
          </table:table-cell>
          <table:table-cell table:style-name="ce15" table:formula="of:=ABS([.U10]-[.H7])/[.H7]*100" office:value-type="float" office:value="0.423140503881649" calcext:value-type="float">
            <text:p>0.4231405039</text:p>
          </table:table-cell>
          <table:table-cell table:style-name="ce9" office:value-type="float" office:value="86" calcext:value-type="float">
            <text:p>86</text:p>
          </table:table-cell>
          <table:table-cell table:style-name="ce15" table:formula="of:=ABS([.X10]-[.L7])/[.M7]" office:value-type="float" office:value="25.9261776064146" calcext:value-type="float">
            <text:p>25.9261776064</text:p>
          </table:table-cell>
          <table:table-cell table:style-name="ce15" table:formula="of:=ABS([.X10]-[.L7])/[.L7]" office:value-type="float" office:value="0.152406933181581" calcext:value-type="float">
            <text:p>0.1524069332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string" calcext:value-type="string">
            <text:p>247Bk</text:p>
          </table:table-cell>
          <table:table-cell table:style-name="ce10" office:value-type="string" calcext:value-type="string">
            <text:p>Pico 1</text:p>
          </table:table-cell>
          <table:table-cell table:style-name="ce10" office:value-type="float" office:value="5.456" calcext:value-type="float">
            <text:p>5.456</text:p>
          </table:table-cell>
          <table:table-cell table:style-name="ce16" table:formula="of:=ABS([.U11]-[.H5])/[.I5]" office:value-type="float" office:value="189.274209848752" calcext:value-type="float">
            <text:p>189.2742098488</text:p>
          </table:table-cell>
          <table:table-cell table:style-name="ce16" table:formula="of:=ABS([.U11]-[.H5])/[.H5]*100" office:value-type="float" office:value="0.886848379343811" calcext:value-type="float">
            <text:p>0.8868483793</text:p>
          </table:table-cell>
          <table:table-cell table:style-name="ce10"/>
          <table:table-cell table:style-name="ce16"/>
          <table:table-cell table:style-name="ce10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2">
          <table:table-cell table:number-columns-repeated="2"/>
          <table:table-cell office:value-type="string" calcext:value-type="string">
            <text:p>A total</text:p>
          </table:table-cell>
          <table:table-cell office:value-type="string" calcext:value-type="string">
            <text:p>σ A total</text:p>
          </table:table-cell>
          <table:table-cell table:number-columns-repeated="14"/>
          <table:table-cell table:style-name="ce10"/>
          <table:table-cell table:style-name="ce10" office:value-type="string" calcext:value-type="string">
            <text:p>Pico 2</text:p>
          </table:table-cell>
          <table:table-cell table:style-name="ce10" office:value-type="float" office:value="5.501" calcext:value-type="float">
            <text:p>5.501</text:p>
          </table:table-cell>
          <table:table-cell table:style-name="ce16" table:formula="of:=ABS([.U12]-[.H6])/[.I6]" office:value-type="float" office:value="204.086480062132" calcext:value-type="float">
            <text:p>204.0864800621</text:p>
          </table:table-cell>
          <table:table-cell table:style-name="ce16" table:formula="of:=ABS([.U12]-[.H6])/[.H6]*100" office:value-type="float" office:value="0.667942028389176" calcext:value-type="float">
            <text:p>0.6679420284</text:p>
          </table:table-cell>
          <table:table-cell table:style-name="ce10" table:number-columns-repeated="3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2">
          <table:table-cell table:number-columns-repeated="2"/>
          <table:table-cell office:value-type="float" office:value="113027" calcext:value-type="float">
            <text:p>113027</text:p>
          </table:table-cell>
          <table:table-cell office:value-type="float" office:value="430" calcext:value-type="float">
            <text:p>430</text:p>
          </table:table-cell>
          <table:table-cell table:number-columns-repeated="14"/>
          <table:table-cell table:style-name="ce10"/>
          <table:table-cell table:style-name="ce10" office:value-type="string" calcext:value-type="string">
            <text:p>Pico 3</text:p>
          </table:table-cell>
          <table:table-cell table:style-name="ce10" office:value-type="float" office:value="5.52" calcext:value-type="float">
            <text:p>5.52</text:p>
          </table:table-cell>
          <table:table-cell table:style-name="ce16" table:formula="of:=ABS([.U13]-[.H7])/[.I7]" office:value-type="float" office:value="63.8633602692684" calcext:value-type="float">
            <text:p>63.8633602693</text:p>
          </table:table-cell>
          <table:table-cell table:style-name="ce16" table:formula="of:=ABS([.U13]-[.H7])/[.H7]*100" office:value-type="float" office:value="0.19399643065499" calcext:value-type="float">
            <text:p>0.1939964307</text:p>
          </table:table-cell>
          <table:table-cell table:style-name="ce10" office:value-type="float" office:value="58" calcext:value-type="float">
            <text:p>58</text:p>
          </table:table-cell>
          <table:table-cell table:style-name="ce16" table:formula="of:=ABS([.X13]-[.L7])/[.M7]" office:value-type="float" office:value="37.9000549566736" calcext:value-type="float">
            <text:p>37.9000549567</text:p>
          </table:table-cell>
          <table:table-cell table:style-name="ce16" table:formula="of:=ABS([.X13]-[.L7])/[.L7]" office:value-type="float" office:value="0.222795324133352" calcext:value-type="float">
            <text:p>0.222795324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1" office:value-type="string" calcext:value-type="string">
            <text:p>222Rn</text:p>
          </table:table-cell>
          <table:table-cell table:style-name="ce11" office:value-type="string" calcext:value-type="string">
            <text:p>Pico1 </text:p>
          </table:table-cell>
          <table:table-cell table:style-name="ce11" table:number-columns-repeated="6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2">
          <table:table-cell table:number-columns-repeated="2"/>
          <table:table-cell office:value-type="string" calcext:value-type="string">
            <text:p>Ajuste tensão</text:p>
          </table:table-cell>
          <table:table-cell table:number-columns-repeated="15"/>
          <table:table-cell table:style-name="ce11"/>
          <table:table-cell table:style-name="ce11" office:value-type="string" calcext:value-type="string">
            <text:p>Pico2</text:p>
          </table:table-cell>
          <table:table-cell table:style-name="ce11" table:number-columns-repeated="6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2">
          <table:table-cell table:number-columns-repeated="2"/>
          <table:table-cell office:value-type="string" calcext:value-type="string">
            <text:p>m'</text:p>
          </table:table-cell>
          <table:table-cell table:formula="of:=0.0018609562" office:value-type="float" office:value="0.0018609562" calcext:value-type="float">
            <text:p>0.0018609562</text:p>
          </table:table-cell>
          <table:table-cell office:value-type="string" calcext:value-type="string">
            <text:p>MeV/canal</text:p>
          </table:table-cell>
          <table:table-cell table:number-columns-repeated="13"/>
          <table:table-cell table:style-name="ce11"/>
          <table:table-cell table:style-name="ce11" office:value-type="string" calcext:value-type="string">
            <text:p>Pico3</text:p>
          </table:table-cell>
          <table:table-cell table:style-name="ce11" office:value-type="float" office:value="5.49" calcext:value-type="float">
            <text:p>5.49</text:p>
          </table:table-cell>
          <table:table-cell table:style-name="ce17" table:formula="of:=ABS([.U16]-[.H7])/[.I7]" office:value-type="float" office:value="115.396025128805" calcext:value-type="float">
            <text:p>115.3960251288</text:p>
          </table:table-cell>
          <table:table-cell table:style-name="ce17" table:formula="of:=ABS([.U16]-[.H7])/[.H7]*100" office:value-type="float" office:value="0.350536158642036" calcext:value-type="float">
            <text:p>0.3505361586</text:p>
          </table:table-cell>
          <table:table-cell table:style-name="ce11" office:value-type="float" office:value="100" calcext:value-type="float">
            <text:p>100</text:p>
          </table:table-cell>
          <table:table-cell table:style-name="ce17" table:formula="of:=ABS([.X16]-[.L7])/[.M7]" office:value-type="float" office:value="57.8392938879588" calcext:value-type="float">
            <text:p>57.839293888</text:p>
          </table:table-cell>
          <table:table-cell table:style-name="ce17" table:formula="of:=ABS([.X16]-[.L7])/[.L7]" office:value-type="float" office:value="0.340008061839048" calcext:value-type="float">
            <text:p>0.3400080618</text:p>
          </table:table-cell>
          <table:table-cell table:number-columns-repeated="998"/>
        </table:table-row>
        <table:table-row table:style-name="ro2">
          <table:table-cell table:number-columns-repeated="2"/>
          <table:table-cell office:value-type="string" calcext:value-type="string">
            <text:p>b'</text:p>
          </table:table-cell>
          <table:table-cell table:formula="of:=4.629526478" office:value-type="float" office:value="4.629526478" calcext:value-type="float">
            <text:p>4.629526478</text:p>
          </table:table-cell>
          <table:table-cell office:value-type="string" calcext:value-type="string">
            <text:p>MeV</text:p>
          </table:table-cell>
          <table:table-cell table:number-columns-repeated="11"/>
          <table:table-cell office:value-type="string" calcext:value-type="string">
            <text:p>Verifica-se se um pico</text:p>
          </table:table-cell>
          <table:table-cell/>
          <table:table-cell table:style-name="ce12" office:value-type="string" calcext:value-type="string">
            <text:p>228Th</text:p>
          </table:table-cell>
          <table:table-cell table:style-name="ce12" office:value-type="string" calcext:value-type="string">
            <text:p>Pico1</text:p>
          </table:table-cell>
          <table:table-cell table:style-name="ce12" office:value-type="float" office:value="5.34036" calcext:value-type="float">
            <text:p>5.34036</text:p>
          </table:table-cell>
          <table:table-cell table:style-name="ce18" table:formula="of:=ABS([.U17]-[.H5])/[.I5]" office:value-type="float" office:value="267.088701173655" calcext:value-type="float">
            <text:p>267.0887011737</text:p>
          </table:table-cell>
          <table:table-cell table:style-name="ce18" table:formula="of:=ABS([.U17]-[.H5])/[.H5]*100" office:value-type="float" office:value="1.25144985133568" calcext:value-type="float">
            <text:p>1.2514498513</text:p>
          </table:table-cell>
          <table:table-cell table:style-name="ce12" table:number-columns-repeated="3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2">
          <table:table-cell table:number-columns-repeated="2"/>
          <table:table-cell table:style-name="ce1" office:value-type="string" calcext:value-type="string">
            <text:p>σ m'</text:p>
          </table:table-cell>
          <table:table-cell table:style-name="ce2" table:formula="of:=0.0000001089" office:value-type="float" office:value="0.0000001089" calcext:value-type="float">
            <text:p>1.09E-07</text:p>
          </table:table-cell>
          <table:table-cell table:number-columns-repeated="12"/>
          <table:table-cell office:value-type="string" calcext:value-type="string">
            <text:p>é coerente com o 1 ou</text:p>
          </table:table-cell>
          <table:table-cell/>
          <table:table-cell table:style-name="ce12"/>
          <table:table-cell table:style-name="ce12" office:value-type="string" calcext:value-type="string">
            <text:p>Pico2</text:p>
          </table:table-cell>
          <table:table-cell table:style-name="ce12" office:value-type="float" office:value="5.34036" calcext:value-type="float">
            <text:p>5.34036</text:p>
          </table:table-cell>
          <table:table-cell table:style-name="ce18" table:formula="of:=ABS([.U18]-[.H6])/[.I6]" office:value-type="float" office:value="694.125214312888" calcext:value-type="float">
            <text:p>694.1252143129</text:p>
          </table:table-cell>
          <table:table-cell table:style-name="ce18" table:formula="of:=ABS([.U18]-[.H6])/[.H6]*100" office:value-type="float" office:value="2.27175951813699" calcext:value-type="float">
            <text:p>2.2717595181</text:p>
          </table:table-cell>
          <table:table-cell table:style-name="ce12" table:number-columns-repeated="3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2">
          <table:table-cell table:number-columns-repeated="2"/>
          <table:table-cell office:value-type="string" calcext:value-type="string">
            <text:p><text:s/>σ b'</text:p>
          </table:table-cell>
          <table:table-cell table:formula="of:=0.000156968" office:value-type="float" office:value="0.000156968" calcext:value-type="float">
            <text:p>0.000156968</text:p>
          </table:table-cell>
          <table:table-cell table:number-columns-repeated="12"/>
          <table:table-cell office:value-type="string" calcext:value-type="string">
            <text:p>O 2</text:p>
          </table:table-cell>
          <table:table-cell/>
          <table:table-cell table:style-name="ce12"/>
          <table:table-cell table:style-name="ce12" office:value-type="string" calcext:value-type="string">
            <text:p>Pico3</text:p>
          </table:table-cell>
          <table:table-cell table:style-name="ce12" office:value-type="float" office:value="5.427" calcext:value-type="float">
            <text:p>5.427</text:p>
          </table:table-cell>
          <table:table-cell table:style-name="ce18" table:formula="of:=ABS([.U19]-[.H7])/[.I7]" office:value-type="float" office:value="491.840734464772" calcext:value-type="float">
            <text:p>491.8407344648</text:p>
          </table:table-cell>
          <table:table-cell table:style-name="ce18" table:formula="of:=ABS([.U19]-[.H7])/[.H7]*100" office:value-type="float" office:value="1.49405459616583" calcext:value-type="float">
            <text:p>1.4940545962</text:p>
          </table:table-cell>
          <table:table-cell table:style-name="ce12" office:value-type="float" office:value="71" calcext:value-type="float">
            <text:p>71</text:p>
          </table:table-cell>
          <table:table-cell table:style-name="ce18" table:formula="of:=ABS([.X19]-[.L7])/[.M7]" office:value-type="float" office:value="8.26644698095408" calcext:value-type="float">
            <text:p>8.266446981</text:p>
          </table:table-cell>
          <table:table-cell table:style-name="ce18" table:formula="of:=ABS([.X19]-[.L7])/[.L7]" office:value-type="float" office:value="0.0485942760942761" calcext:value-type="float">
            <text:p>0.0485942761</text:p>
          </table:table-cell>
          <table:table-cell table:number-columns-repeated="998"/>
        </table:table-row>
        <table:table-row table:style-name="ro2">
          <table:table-cell table:number-columns-repeated="16"/>
          <table:table-cell office:value-type="string" calcext:value-type="string">
            <text:p>Idem</text:p>
          </table:table-cell>
          <table:table-cell/>
          <table:table-cell table:style-name="ce13" office:value-type="string" calcext:value-type="string">
            <text:p>246Cm</text:p>
          </table:table-cell>
          <table:table-cell table:style-name="ce13" office:value-type="string" calcext:value-type="string">
            <text:p>Pico1</text:p>
          </table:table-cell>
          <table:table-cell table:style-name="ce13" office:value-type="float" office:value="5.3435" calcext:value-type="float">
            <text:p>5.3435</text:p>
          </table:table-cell>
          <table:table-cell table:style-name="ce19" table:formula="of:=ABS([.U20]-[.H5])/[.I5]" office:value-type="float" office:value="254.69697218187" calcext:value-type="float">
            <text:p>254.6969721819</text:p>
          </table:table-cell>
          <table:table-cell table:style-name="ce19" table:formula="of:=ABS([.U20]-[.H5])/[.H5]*100" office:value-type="float" office:value="1.19338813874201" calcext:value-type="float">
            <text:p>1.1933881387</text:p>
          </table:table-cell>
          <table:table-cell table:style-name="ce13" table:number-columns-repeated="3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2">
          <table:table-cell table:number-columns-repeated="18"/>
          <table:table-cell table:style-name="ce13"/>
          <table:table-cell table:style-name="ce13" office:value-type="string" calcext:value-type="string">
            <text:p>Pico2</text:p>
          </table:table-cell>
          <table:table-cell table:style-name="ce13" office:value-type="float" office:value="5.3435" calcext:value-type="float">
            <text:p>5.3435</text:p>
          </table:table-cell>
          <table:table-cell table:style-name="ce19" table:formula="of:=ABS([.U21]-[.H6])/[.I6]" office:value-type="float" office:value="676.568038513978" calcext:value-type="float">
            <text:p>676.568038514</text:p>
          </table:table-cell>
          <table:table-cell table:style-name="ce19" table:formula="of:=ABS([.U21]-[.H6])/[.H6]*100" office:value-type="float" office:value="2.2142977224691" calcext:value-type="float">
            <text:p>2.2142977225</text:p>
          </table:table-cell>
          <table:table-cell table:style-name="ce13" table:number-columns-repeated="3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2">
          <table:table-cell table:number-columns-repeated="18"/>
          <table:table-cell table:style-name="ce13"/>
          <table:table-cell table:style-name="ce13" office:value-type="string" calcext:value-type="string">
            <text:p>Pico3</text:p>
          </table:table-cell>
          <table:table-cell table:style-name="ce13" office:value-type="float" office:value="5.386" calcext:value-type="float">
            <text:p>5.386</text:p>
          </table:table-cell>
          <table:table-cell table:style-name="ce19" table:formula="of:=ABS([.U22]-[.H7])/[.I7]" office:value-type="float" office:value="736.828561175474" calcext:value-type="float">
            <text:p>736.8285611755</text:p>
          </table:table-cell>
          <table:table-cell table:style-name="ce19" table:formula="of:=ABS([.U22]-[.H7])/[.H7]*100" office:value-type="float" office:value="2.23824913487177" calcext:value-type="float">
            <text:p>2.2382491349</text:p>
          </table:table-cell>
          <table:table-cell table:style-name="ce13" office:value-type="float" office:value="81" calcext:value-type="float">
            <text:p>81</text:p>
          </table:table-cell>
          <table:table-cell table:style-name="ce19" table:formula="of:=ABS([.X22]-[.L7])/[.M7]" office:value-type="float" office:value="14.5286360772917" calcext:value-type="float">
            <text:p>14.5286360773</text:p>
          </table:table-cell>
          <table:table-cell table:style-name="ce19" table:formula="of:=ABS([.X22]-[.L7])/[.L7]" office:value-type="float" office:value="0.0854065300896287" calcext:value-type="float">
            <text:p>0.0854065301</text:p>
          </table:table-cell>
          <table:table-cell table:number-columns-repeated="998"/>
        </table:table-row>
        <table:table-row table:style-name="ro2">
          <table:table-cell table:number-columns-repeated="2"/>
          <table:table-cell table:style-name="ce1"/>
          <table:table-cell table:number-columns-repeated="13"/>
          <table:table-cell office:value-type="string" calcext:value-type="string">
            <text:p>Idem</text:p>
          </table:table-cell>
          <table:table-cell/>
          <table:table-cell table:style-name="ce14" office:value-type="string" calcext:value-type="string">
            <text:p>245Cm</text:p>
          </table:table-cell>
          <table:table-cell table:style-name="ce14" office:value-type="string" calcext:value-type="string">
            <text:p>Pico1</text:p>
          </table:table-cell>
          <table:table-cell table:style-name="ce14" office:value-type="float" office:value="5.3038" calcext:value-type="float">
            <text:p>5.3038</text:p>
          </table:table-cell>
          <table:table-cell table:style-name="ce20" table:formula="of:=ABS([.U23]-[.H5])/[.I5]" office:value-type="float" office:value="411.369469307342" calcext:value-type="float">
            <text:p>411.3694693073</text:p>
          </table:table-cell>
          <table:table-cell table:style-name="ce20" table:formula="of:=ABS([.U23]-[.H5])/[.H5]*100" office:value-type="float" office:value="1.9274804922354" calcext:value-type="float">
            <text:p>1.9274804922</text:p>
          </table:table-cell>
          <table:table-cell table:style-name="ce14" table:number-columns-repeated="3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2">
          <table:table-cell table:number-columns-repeated="18"/>
          <table:table-cell table:style-name="ce14"/>
          <table:table-cell table:style-name="ce14" office:value-type="string" calcext:value-type="string">
            <text:p>Pico2</text:p>
          </table:table-cell>
          <table:table-cell table:style-name="ce14" office:value-type="float" office:value="5.3038" calcext:value-type="float">
            <text:p>5.3038</text:p>
          </table:table-cell>
          <table:table-cell table:style-name="ce20" table:formula="of:=ABS([.U24]-[.H6])/[.I6]" office:value-type="float" office:value="898.548891767764" calcext:value-type="float">
            <text:p>898.5488917678</text:p>
          </table:table-cell>
          <table:table-cell table:style-name="ce20" table:formula="of:=ABS([.U24]-[.H6])/[.H6]*100" office:value-type="float" office:value="2.94080513903464" calcext:value-type="float">
            <text:p>2.940805139</text:p>
          </table:table-cell>
          <table:table-cell table:style-name="ce14" table:number-columns-repeated="3"/>
          <table:table-cell office:value-type="string" calcext:value-type="string">
            <text:p>site</text:p>
          </table:table-cell>
          <table:table-cell table:number-columns-repeated="997"/>
        </table:table-row>
        <table:table-row table:style-name="ro2">
          <table:table-cell table:number-columns-repeated="18"/>
          <table:table-cell table:style-name="ce14"/>
          <table:table-cell table:style-name="ce14" office:value-type="string" calcext:value-type="string">
            <text:p>Pico3</text:p>
          </table:table-cell>
          <table:table-cell table:style-name="ce14" office:value-type="float" office:value="5.362" calcext:value-type="float">
            <text:p>5.362</text:p>
          </table:table-cell>
          <table:table-cell table:style-name="ce20" table:formula="of:=ABS([.U25]-[.H7])/[.I7]" office:value-type="float" office:value="880.236069493936" calcext:value-type="float">
            <text:p>880.2360694939</text:p>
          </table:table-cell>
          <table:table-cell table:style-name="ce20" table:formula="of:=ABS([.U25]-[.H7])/[.H7]*100" office:value-type="float" office:value="2.6738752063094" calcext:value-type="float">
            <text:p>2.6738752063</text:p>
          </table:table-cell>
          <table:table-cell table:style-name="ce14" office:value-type="float" office:value="80" calcext:value-type="float">
            <text:p>80</text:p>
          </table:table-cell>
          <table:table-cell table:style-name="ce20" table:formula="of:=ABS([.X25]-[.L7])/[.M7]" office:value-type="float" office:value="12.2491277714672" calcext:value-type="float">
            <text:p>12.2491277715</text:p>
          </table:table-cell>
          <table:table-cell table:style-name="ce20" table:formula="of:=ABS([.X25]-[.L7])/[.L7]" office:value-type="float" office:value="0.0720064494712382" calcext:value-type="float">
            <text:p>0.0720064495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number-style style:name="N129">
      <number:number number:decimal-places="9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7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5" number:min-integer-digits="1"/>
    </number:number-style>
    <number:number-style style:name="N13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8P0"/>
    </number:currency-style>
    <number:number-style style:name="N10159P0" style:volatile="true" number:language="en" number:country="US">
      <number:number number:decimal-places="0" number:min-integer-digits="1" number:grouping="true"/>
      <number:text> </number:text>
    </number:number-style>
    <number:number-style style:name="N1015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9P0"/>
    </number:number-style>
    <number:number-style style:name="N10160P0" style:volatile="true" number:language="en" number:country="US">
      <number:number number:decimal-places="2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number:text> </number:text>
      <loext:fill-character> </loext:fill-character>
      <number:text>-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4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4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4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6P0" style:volatile="true" number:language="en" number:country="GB">
      <number:number number:decimal-places="0" number:min-integer-digits="1" number:grouping="true"/>
    </number:number-style>
    <number:number-style style:name="N20116" number:language="en" number:country="GB">
      <number:text>-</number:text>
      <number:number number:decimal-places="0" number:min-integer-digits="1" number:grouping="true"/>
      <style:map style:condition="value()&gt;=0" style:apply-style-name="N20116P0"/>
    </number:number-style>
    <number:number-style style:name="N20117P0" style:volatile="true" number:language="en" number:country="GB">
      <number:number number:decimal-places="0" number:min-integer-digits="1" number:grouping="true"/>
    </number:number-style>
    <number:number-style style:name="N2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2" number:min-integer-digits="1" number:grouping="true"/>
    </number:number-style>
    <number:number-style style:name="N20118" number:language="en" number:country="GB">
      <number:text>-</number:text>
      <number:number number:decimal-places="2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number:min-integer-digits="1" number:grouping="true"/>
    </number:number-style>
    <number:number-style style:name="N2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2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20123P2" style:volatile="true" number:language="en" number:country="GB">
      <loext:fill-character> </loext:fill-character>
      <number:text>- </number:text>
    </number:number-style>
    <number:text-style style:name="N20123" number:language="en" number:country="GB"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2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20127P2" style:volatile="true" number:language="en" number:country="GB">
      <number:text> £</number:text>
      <loext:fill-character> </loext:fill-character>
      <number:text>- </number:text>
    </number:number-style>
    <number:text-style style:name="N20127" number:language="en" number:country="GB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2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2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20131" number:language="en" number:country="GB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2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2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35" number:language="en" number:country="GB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6:38:13.553408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ha2" style:display-name="PageStyle_Folh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lha3" style:display-name="PageStyle_Folh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G</meta:initial-creator>
    <meta:creation-date>2015-11-23T16:00:32</meta:creation-date>
    <dc:date>2015-11-25T19:37:59.108718120</dc:date>
    <meta:generator>LibreOffice/4.2.8.2$Linux_X86_64 LibreOffice_project/420m0$Build-2</meta:generator>
    <meta:editing-duration>P0D</meta:editing-duration>
    <meta:editing-cycles>2</meta:editing-cycles>
    <meta:document-statistic meta:table-count="3" meta:cell-count="23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